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3cm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6cm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5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7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4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4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4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4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4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3cm"/>
    </style:style>
    <style:style style:name="gr11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6cm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5cm"/>
    </style:style>
    <style:style style:name="gr13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7cm"/>
    </style:style>
    <style:style style:name="gr14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5cm"/>
    </style:style>
    <style:style style:name="gr15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5cm"/>
    </style:style>
    <style:style style:name="gr16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5cm"/>
    </style:style>
    <style:style style:name="gr1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3cm"/>
    </style:style>
    <style:style style:name="gr18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6cm"/>
    </style:style>
    <style:style style:name="gr19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7cm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3cm"/>
    </style:style>
    <style:style style:name="gr21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3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6cm"/>
    </style:style>
    <style:style style:name="gr23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7cm"/>
    </style:style>
    <style:style style:name="gr24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6cm"/>
    </style:style>
    <style:style style:name="gr25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7cm"/>
    </style:style>
    <style:style style:name="gr26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3cm" fo:min-width="0.833cm"/>
    </style:style>
    <style:style style:name="gr27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3cm" fo:min-width="0.834cm"/>
    </style:style>
    <style:style style:name="gr28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4cm" fo:min-width="0.833cm"/>
    </style:style>
    <style:style style:name="gr29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4cm" fo:min-width="0.834cm"/>
    </style:style>
    <style:style style:name="gr3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3cm"/>
    </style:style>
    <style:style style:name="gr3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4cm"/>
    </style:style>
    <style:style style:name="gr3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3cm"/>
    </style:style>
    <style:style style:name="gr3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4cm"/>
    </style:style>
    <style:style style:name="gr34" style:family="graphic" style:parent-style-name="standard">
      <style:graphic-properties svg:stroke-opacity="100%" draw:fill-color="#808080" draw:opacity="100%" draw:opacity-name="" draw:textarea-horizontal-align="justify" draw:textarea-vertical-align="middle" draw:auto-grow-height="false" fo:min-height="6.115cm" fo:min-width="3.46cm"/>
    </style:style>
    <style:style style:name="gr35" style:family="graphic" style:parent-style-name="standard">
      <style:graphic-properties draw:stroke="solid" svg:stroke-width="0.028cm" draw:marker-start-width="0.242cm" draw:marker-end-width="0.242cm" svg:stroke-opacity="100%" draw:fill-color="#808080" draw:opacity="100%" draw:opacity-name="" draw:textarea-horizontal-align="justify" draw:textarea-vertical-align="middle" draw:auto-grow-height="false" fo:min-height="6.087cm" fo:min-width="3.432cm" fo:padding-top="0.139cm" fo:padding-bottom="0.139cm" fo:padding-left="0.264cm" fo:padding-right="0.264cm"/>
    </style:style>
    <style:style style:name="gr36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631cm"/>
    </style:style>
    <style:style style:name="gr40" style:family="graphic" style:parent-style-name="standard">
      <style:graphic-properties draw:textarea-horizontal-align="justify" draw:textarea-vertical-align="middle" draw:auto-grow-height="false" fo:min-height="6.822cm" fo:min-width="3.743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066cm"/>
    </style:style>
    <style:style style:name="gr42" style:family="graphic" style:parent-style-name="standard">
      <style:graphic-properties svg:stroke-width="0.081cm" draw:marker-start-width="0.321cm" draw:marker-end-width="0.321cm" draw:fill="gradient" draw:fill-gradient-name="Tango_20_Green" draw:opacity="100%" draw:opacity-name="Transparency_20_4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599cm" fo:min-width="3.743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1.763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033cm" fo:min-width="0.066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0.914cm"/>
    </style:style>
    <style:style style:name="gr47" style:family="graphic" style:parent-style-name="standard">
      <style:graphic-properties draw:textarea-horizontal-align="justify" draw:textarea-vertical-align="middle" draw:auto-grow-height="false" fo:min-height="5.124cm" fo:min-width="4.874cm"/>
    </style:style>
    <style:style style:name="gr48" style:family="graphic" style:parent-style-name="standard">
      <style:graphic-properties draw:textarea-horizontal-align="justify" draw:textarea-vertical-align="middle" draw:auto-grow-height="false" fo:min-height="4.418cm" fo:min-width="4.168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solid" draw:fill-color="#3399ff"/>
      <style:paragraph-properties fo:margin-top="0.1cm" fo:margin-bottom="0cm" fo:text-align="center"/>
    </style:style>
    <style:style style:name="P3" style:family="paragraph">
      <loext:graphic-properties draw:fill="solid" draw:fill-color="#b2b2b2"/>
      <style:paragraph-properties fo:margin-top="0.1cm" fo:margin-bottom="0cm" fo:text-align="center"/>
    </style:style>
    <style:style style:name="P4" style:family="paragraph">
      <loext:graphic-properties draw:fill-color="#808080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gradient" draw:fill-gradient-name="Tango_20_Green" draw:opacity="100%" draw:opacity-name="Transparency_20_4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3cm" svg:height="0.365cm" svg:x="2.94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56cm" svg:height="0.365cm" svg:x="5.84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svg:x="8.75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7cm" svg:height="0.365cm" svg:x="11.666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54cm" svg:height="0.365cm" draw:transform="rotate (1.5707963267949) translate (2cm 4.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54cm" svg:height="0.362cm" draw:transform="rotate (1.5707963267949) translate (4.91cm 4.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54cm" svg:height="0.363cm" draw:transform="rotate (1.5707963267949) translate (7.819cm 4.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54cm" svg:height="0.361cm" draw:transform="rotate (1.5707963267949) translate (10.729cm 4.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0.364cm" draw:transform="rotate (1.5707963267949) translate (13.636cm 4.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svg:x="2.941cm" svg:y="4.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56cm" svg:height="0.362cm" svg:x="5.848cm" svg:y="4.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svg:x="8.758cm" svg:y="4.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57cm" svg:height="0.362cm" svg:x="11.666cm" svg:y="4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draw:transform="rotate (1.5707963267949) translate (2cm 7.0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draw:transform="rotate (1.5707963267949) translate (4.91cm 7.0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draw:transform="rotate (1.5707963267949) translate (7.819cm 7.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draw:transform="rotate (1.5707963267949) translate (10.729cm 7.0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draw:transform="rotate (1.5707963267949) translate (13.636cm 7.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svg:x="2.941cm" svg:y="7.8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56cm" svg:height="0.363cm" svg:x="5.848cm" svg:y="7.8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svg:x="8.758cm" svg:y="7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57cm" svg:height="0.363cm" svg:x="11.666cm" svg:y="7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9.99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9.99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9.99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svg:x="2.941cm" svg:y="10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56cm" svg:height="0.361cm" svg:x="5.848cm" svg:y="10.7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svg:x="8.758cm" svg:y="10.7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57cm" svg:height="0.361cm" svg:x="11.666cm" svg:y="10.7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12.9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12.90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12.90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svg:x="2.941cm" svg:y="13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56cm" svg:height="0.364cm" svg:x="5.848cm" svg:y="13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svg:x="8.758cm" svg:y="13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57cm" svg:height="0.364cm" svg:x="11.666cm" svg:y="13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6cm" svg:y="3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17.333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8.667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3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3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3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6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17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8.667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7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6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17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8.667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11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12.6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4" draw:text-style-name="P4" xml:id="id2" draw:id="id2" draw:layer="layout" svg:width="3.96cm" svg:height="6.365cm" svg:x="15.12cm" svg:y="6.2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xml:id="id3" draw:id="id3" draw:layer="layout" svg:width="3.96cm" svg:height="6.365cm" svg:x="5.361cm" svg:y="6.231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957cm" svg:y1="6.514cm" svg:x2="2.957cm" svg:y2="9.343cm">
          <text:p/>
        </draw:line>
        <draw:line draw:style-name="gr36" draw:text-style-name="P5" draw:layer="layout" svg:x1="5.786cm" svg:y1="9.343cm" svg:x2="2.957cm" svg:y2="9.343cm">
          <text:p/>
        </draw:line>
        <draw:line draw:style-name="gr37" draw:text-style-name="P5" draw:layer="layout" svg:x1="8.614cm" svg:y1="6.514cm" svg:x2="10.028cm" svg:y2="6.514cm">
          <text:p/>
        </draw:line>
        <draw:line draw:style-name="gr37" draw:text-style-name="P5" draw:layer="layout" svg:x1="8.614cm" svg:y1="7.221cm" svg:x2="10.028cm" svg:y2="7.221cm">
          <text:p/>
        </draw:line>
        <draw:line draw:style-name="gr37" draw:text-style-name="P5" draw:layer="layout" svg:x1="8.614cm" svg:y1="7.929cm" svg:x2="10.028cm" svg:y2="7.929cm">
          <text:p/>
        </draw:line>
        <draw:line draw:style-name="gr37" draw:text-style-name="P5" draw:layer="layout" svg:x1="8.614cm" svg:y1="8.636cm" svg:x2="10.028cm" svg:y2="8.636cm">
          <text:p/>
        </draw:line>
        <draw:line draw:style-name="gr37" draw:text-style-name="P5" draw:layer="layout" svg:x1="8.614cm" svg:y1="9.343cm" svg:x2="10.028cm" svg:y2="9.343cm">
          <text:p/>
        </draw:line>
        <draw:line draw:style-name="gr37" draw:text-style-name="P5" draw:layer="layout" svg:x1="8.614cm" svg:y1="10.05cm" svg:x2="10.028cm" svg:y2="10.05cm">
          <text:p/>
        </draw:line>
        <draw:line draw:style-name="gr37" draw:text-style-name="P5" draw:layer="layout" svg:x1="8.614cm" svg:y1="10.757cm" svg:x2="10.028cm" svg:y2="10.757cm">
          <text:p/>
        </draw:line>
        <draw:line draw:style-name="gr37" draw:text-style-name="P5" draw:layer="layout" svg:x1="8.614cm" svg:y1="11.464cm" svg:x2="10.028cm" svg:y2="11.464cm">
          <text:p/>
        </draw:line>
        <draw:line draw:style-name="gr37" draw:text-style-name="P5" draw:layer="layout" svg:x1="8.614cm" svg:y1="12.171cm" svg:x2="10.028cm" svg:y2="12.171cm">
          <text:p/>
        </draw:line>
        <draw:line draw:style-name="gr38" draw:text-style-name="P5" draw:layer="layout" svg:x1="5.786cm" svg:y1="9.343cm" svg:x2="8.615cm" svg:y2="6.514cm">
          <text:p/>
        </draw:line>
        <draw:line draw:style-name="gr37" draw:text-style-name="P5" draw:layer="layout" svg:x1="14.413cm" svg:y1="6.514cm" svg:x2="15.827cm" svg:y2="6.514cm">
          <text:p/>
        </draw:line>
        <draw:line draw:style-name="gr37" draw:text-style-name="P5" draw:layer="layout" svg:x1="14.413cm" svg:y1="7.221cm" svg:x2="15.827cm" svg:y2="7.221cm">
          <text:p/>
        </draw:line>
        <draw:line draw:style-name="gr37" draw:text-style-name="P5" draw:layer="layout" svg:x1="14.413cm" svg:y1="7.929cm" svg:x2="15.827cm" svg:y2="7.929cm">
          <text:p/>
        </draw:line>
        <draw:line draw:style-name="gr37" draw:text-style-name="P5" draw:layer="layout" svg:x1="14.413cm" svg:y1="8.636cm" svg:x2="15.827cm" svg:y2="8.636cm">
          <text:p/>
        </draw:line>
        <draw:line draw:style-name="gr37" draw:text-style-name="P5" draw:layer="layout" svg:x1="14.413cm" svg:y1="9.343cm" svg:x2="15.827cm" svg:y2="9.343cm">
          <text:p/>
        </draw:line>
        <draw:line draw:style-name="gr37" draw:text-style-name="P5" draw:layer="layout" svg:x1="14.413cm" svg:y1="10.05cm" svg:x2="15.827cm" svg:y2="10.05cm">
          <text:p/>
        </draw:line>
        <draw:line draw:style-name="gr37" draw:text-style-name="P5" draw:layer="layout" svg:x1="14.413cm" svg:y1="10.757cm" svg:x2="15.827cm" svg:y2="10.757cm">
          <text:p/>
        </draw:line>
        <draw:line draw:style-name="gr37" draw:text-style-name="P5" draw:layer="layout" svg:x1="14.413cm" svg:y1="11.464cm" svg:x2="15.827cm" svg:y2="11.464cm">
          <text:p/>
        </draw:line>
        <draw:line draw:style-name="gr37" draw:text-style-name="P5" draw:layer="layout" svg:x1="14.413cm" svg:y1="12.171cm" svg:x2="15.827cm" svg:y2="12.171cm">
          <text:p/>
        </draw:line>
        <draw:line draw:style-name="gr38" draw:text-style-name="P5" draw:layer="layout" svg:x1="18.514cm" svg:y1="9.343cm" svg:x2="15.827cm" svg:y2="7.929cm">
          <text:p/>
        </draw:line>
        <draw:line draw:style-name="gr37" draw:text-style-name="P5" draw:layer="layout" svg:x1="18.514cm" svg:y1="9.343cm" svg:x2="22.757cm" svg:y2="9.343cm">
          <text:p/>
        </draw:line>
        <draw:line draw:style-name="gr36" draw:text-style-name="P5" draw:layer="layout" svg:x1="19.928cm" svg:y1="9.343cm" svg:x2="19.928cm" svg:y2="12.313cm">
          <text:p/>
        </draw:line>
        <draw:custom-shape draw:style-name="gr39" draw:text-style-name="P7" draw:layer="layout" svg:width="1.131cm" svg:height="1.414cm" svg:x="19.363cm" svg:y="10.0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40" draw:text-style-name="P6" xml:id="id1" draw:id="id1" draw:layer="layout" svg:width="4.243cm" svg:height="7.072cm" svg:x="22.757cm" svg:y="6.514cm">
          <text:p text:style-name="P6">Arduino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.131cm" svg:height="0.566cm" draw:transform="rotate (-3.14159265358979) translate (20.494cm 12.8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7" draw:text-style-name="P5" draw:layer="layout" svg:x1="2.957cm" svg:y1="6.514cm" svg:x2="2.533cm" svg:y2="6.938cm">
          <text:p/>
        </draw:line>
        <draw:line draw:style-name="gr37" draw:text-style-name="P5" draw:layer="layout" svg:x1="2.957cm" svg:y1="6.514cm" svg:x2="3.381cm" svg:y2="6.938cm">
          <text:p/>
        </draw:line>
        <draw:connector draw:style-name="gr42" draw:text-style-name="P8" draw:layer="layout" svg:x1="24.878cm" svg:y1="13.586cm" svg:x2="17.1cm" svg:y2="12.596cm" draw:start-shape="id1" draw:start-glue-point="2" draw:end-shape="id2" draw:end-glue-point="2" svg:d="M24878 13586v501h-7778v-1491" svg:viewBox="0 0 7779 1492">
          <text:p/>
        </draw:connector>
        <draw:connector draw:style-name="gr42" draw:text-style-name="P8" draw:layer="layout" draw:line-skew="0.991cm" svg:x1="7.341cm" svg:y1="12.596cm" svg:x2="17.1cm" svg:y2="12.596cm" draw:start-shape="id3" draw:start-glue-point="2" draw:end-shape="id2" draw:end-glue-point="2" svg:d="M7341 12596v1504h9759v-1504" svg:viewBox="0 0 9760 1505">
          <text:p/>
        </draw:connector>
        <draw:custom-shape draw:style-name="gr43" draw:text-style-name="P7" draw:layer="layout" svg:width="4.243cm" svg:height="0.849cm" svg:x="5.22cm" svg:y="5.1cm">
          <text:p text:style-name="P6">Mux in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4.243cm" svg:height="0.849cm" svg:x="14.978cm" svg:y="5.1cm">
          <text:p text:style-name="P6">Mux out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263cm" svg:height="0.99cm" svg:x="1.967cm" svg:y="5.241cm">
          <text:p text:style-name="P6">Vin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0.566cm" svg:height="0.283cm" svg:x="14.271cm" svg:y="14.717cm">
          <text:p text:style-name="P6">Select databuss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414cm" svg:height="0.99cm" svg:x="20.636cm" svg:y="8.211cm">
          <text:p text:style-name="P6">V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263cm" svg:height="0.99cm" draw:transform="rotate (-1.5707963267949) translate (12.716cm 8.353cm)">
          <text:p text:style-name="P6">To foam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7" draw:text-style-name="P6" draw:layer="layout" svg:width="7.6cm" svg:height="7.6cm" svg:x="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6.6cm" svg:height="6.6cm" svg:x="8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29:08.423059785</meta:creation-date>
    <dc:date>2019-05-29T09:22:10.506037858</dc:date>
    <meta:editing-duration>PT14H44M9S</meta:editing-duration>
    <meta:editing-cycles>4</meta:editing-cycles>
    <meta:generator>LibreOffice/6.1.6.3$Linux_X86_64 LibreOffice_project/10$Build-3</meta:generator>
    <meta:document-statistic meta:object-count="162"/>
  </office:meta>
</office:document-meta>
</file>